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ee70" officeooo:paragraph-rsid="0011ee7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Make a list of all characters: MakeCharacterList.py</text:p>
      <text:p text:style-name="P1"/>
      <text:p text:style-name="P1">2. Construct the matrix: OrderChaharacters.py XML file</text:p>
      <text:p text:style-name="P1"/>
      <text:p text:style-name="P1">3. Make the terms compleet in terms_and_regular_expressions.tx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0:30:27.834335070</meta:creation-date>
    <meta:editing-duration>PT5H24M46S</meta:editing-duration>
    <meta:editing-cycles>2</meta:editing-cycles>
    <meta:generator>LibreOffice/4.2.7.2$Linux_X86_64 LibreOffice_project/420m0$Build-2</meta:generator>
    <dc:date>2015-02-25T16:10:40.397751011</dc:date>
    <meta:document-statistic meta:table-count="0" meta:image-count="0" meta:object-count="0" meta:page-count="1" meta:paragraph-count="3" meta:word-count="22" meta:character-count="171" meta:non-whitespace-character-count="152"/>
  </office:meta>
</office:document-meta>
</file>